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66cm" fo:margin-left="-0.042cm" table:align="left"/>
    </style:style>
    <style:style style:name="Tabelle1.A" style:family="table-column">
      <style:table-column-properties style:column-width="2.593cm"/>
    </style:style>
    <style:style style:name="Tabelle1.B" style:family="table-column">
      <style:table-column-properties style:column-width="1.614cm"/>
    </style:style>
    <style:style style:name="Tabelle1.C" style:family="table-column">
      <style:table-column-properties style:column-width="8.599cm"/>
    </style:style>
    <style:style style:name="Tabelle1.D" style:family="table-column">
      <style:table-column-properties style:column-width="4.2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211b" officeooo:paragraph-rsid="000d211b"/>
    </style:style>
    <style:style style:name="P2" style:family="paragraph" style:parent-style-name="Text_20_body">
      <style:text-properties officeooo:rsid="000d3f4f" officeooo:paragraph-rsid="000d3f4f"/>
    </style:style>
    <style:style style:name="P3" style:family="paragraph" style:parent-style-name="Text_20_body">
      <style:text-properties officeooo:paragraph-rsid="000d3f4f"/>
    </style:style>
    <style:style style:name="P4" style:family="paragraph" style:parent-style-name="Text_20_body">
      <style:text-properties officeooo:rsid="000e0c1e" officeooo:paragraph-rsid="000e0c1e"/>
    </style:style>
    <style:style style:name="P5" style:family="paragraph" style:parent-style-name="Heading_20_1">
      <style:text-properties officeooo:rsid="000d211b" officeooo:paragraph-rsid="000d211b"/>
    </style:style>
    <style:style style:name="P6" style:family="paragraph" style:parent-style-name="Heading_20_1">
      <style:text-properties officeooo:rsid="000d3f4f" officeooo:paragraph-rsid="000d3f4f"/>
    </style:style>
    <style:style style:name="P7" style:family="paragraph" style:parent-style-name="Heading_20_1">
      <style:paragraph-properties fo:break-before="page"/>
      <style:text-properties officeooo:rsid="000e0c1e" officeooo:paragraph-rsid="000e0c1e"/>
    </style:style>
    <style:style style:name="P8" style:family="paragraph" style:parent-style-name="Title">
      <style:text-properties officeooo:rsid="000d211b" officeooo:paragraph-rsid="000d211b"/>
    </style:style>
    <style:style style:name="P9" style:family="paragraph" style:parent-style-name="Subtitle">
      <style:text-properties officeooo:rsid="000d211b" officeooo:paragraph-rsid="000d211b"/>
    </style:style>
    <style:style style:name="P10" style:family="paragraph" style:parent-style-name="Table_20_Contents">
      <style:text-properties style:font-name="Calibri" officeooo:rsid="000d3f4f" officeooo:paragraph-rsid="000d3f4f"/>
    </style:style>
    <style:style style:name="P11" style:family="paragraph" style:parent-style-name="Table_20_Contents">
      <style:text-properties style:font-name="Calibri" fo:font-weight="bold" officeooo:rsid="000d3f4f" style:font-weight-asian="bold" style:font-weight-complex="bold"/>
    </style:style>
    <style:style style:name="P12" style:family="paragraph" style:parent-style-name="Table_20_Contents">
      <style:text-properties style:font-name="Calibri" fo:font-weight="bold" officeooo:rsid="000d3f4f" officeooo:paragraph-rsid="000d3f4f" style:font-weight-asian="bold"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d3f4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ktbeschreibung</text:p>
      <text:p text:style-name="P1"/>
      <text:p text:style-name="P9">„Gartendigital“ <text:span text:style-name="T1">V0.1</text:span></text:p>
      <text:h text:style-name="P5" text:outline-level="1"><text:bookmark-start text:name="__RefHeading___Toc2_2217791798"/>Dokumentenhistorie<text:bookmark-end text:name="__RefHeading___Toc2_2217791798"/></text:h>
      <text:p text:style-name="P2">Wer hat was, warum an diesem Dokument geänder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Datum</text:p>
          </table:table-cell>
          <table:table-cell table:style-name="Tabelle1.A1" office:value-type="string">
            <text:p text:style-name="P11">Wer</text:p>
          </table:table-cell>
          <table:table-cell table:style-name="Tabelle1.A1" office:value-type="string">
            <text:p text:style-name="P12">Warum</text:p>
          </table:table-cell>
          <table:table-cell table:style-name="Tabelle1.D1" office:value-type="string">
            <text:p text:style-name="P12">Dok.-Version</text:p>
          </table:table-cell>
        </table:table-row>
        <table:table-row>
          <table:table-cell table:style-name="Tabelle1.A2" office:value-type="string">
            <text:p text:style-name="P10">13.03.2017</text:p>
          </table:table-cell>
          <table:table-cell table:style-name="Tabelle1.A2" office:value-type="string">
            <text:p text:style-name="P10">DA</text:p>
          </table:table-cell>
          <table:table-cell table:style-name="Tabelle1.A2" office:value-type="string">
            <text:p text:style-name="P10">Initiale Erstellung</text:p>
          </table:table-cell>
          <table:table-cell table:style-name="Tabelle1.D2" office:value-type="string">
            <text:p text:style-name="P10">0.1</text:p>
          </table:table-cell>
        </table:table-row>
      </table:table>
      <text:h text:style-name="P6" text:outline-level="1"><text:bookmark-start text:name="__RefHeading___Toc108_2217791798"/>Inhalt<text:bookmark-end text:name="__RefHeading___Toc108_2217791798"/></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2_2217791798" text:style-name="Index_20_Link" text:visited-style-name="Index_20_Link">Dokumentenhistorie<text:tab/>1</text:a></text:p>
          <text:p text:style-name="P13"><text:a xlink:type="simple" xlink:href="#__RefHeading___Toc108_2217791798" text:style-name="Index_20_Link" text:visited-style-name="Index_20_Link">Inhalt<text:tab/>1</text:a></text:p>
        </text:index-body>
      </text:table-of-content>
      <text:p text:style-name="P3"/>
      <text:h text:style-name="P7" text:outline-level="1">Einleitung</text:h>
      <text:p text:style-name="P4">Im Folgenden wird das Projekt „Gartendigital“ aus Anwendersicht beschrieben.</text:p>
      <text:h text:style-name="Heading_20_1" text:outline-level="1">Worum geht es</text:h>
      <text:p text:style-name="P4">Es sollen diverse elektrische Komponenten (Aktoren)eines Gartens automatisch gesteuert werden. Automatisch heißt nach programmierten Intervallen bzw. nach Algorithmen, welche von Eingaben bestimmter Sensoren abhängig sind. Der Benutzer soll die Intervalle und Algorithmen „aus der Ferne“ (Computer zu Hause, Smartphone) konfigurieren können. Bestimmte Warnmeldungen sollen bei Über-/Unterschreitung bestimmter Parameter an den Benutzer abgesetz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1.693000000</meta:creation-date>
    <dc:date>2017-03-13T18:38:16.902000000</dc:date>
    <meta:editing-duration>PT11M30S</meta:editing-duration>
    <meta:editing-cycles>3</meta:editing-cycles>
    <meta:generator>LibreOffice/5.3.0.3$Windows_x86 LibreOffice_project/7074905676c47b82bbcfbea1aeefc84afe1c50e1</meta:generator>
    <meta:document-statistic meta:table-count="1" meta:image-count="0" meta:object-count="0" meta:page-count="2" meta:paragraph-count="20" meta:word-count="93" meta:character-count="767" meta:non-whitespace-character-count="694"/>
  </office:meta>
</office:document-meta>
</file>